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3F0000002A048A7DD5.png" manifest:media-type="image/png"/>
  <manifest:file-entry manifest:full-path="Pictures/10000000000001F40000014D6C2100C9.png" manifest:media-type="image/png"/>
  <manifest:file-entry manifest:full-path="Pictures/10000000000001F40000014D2BAFA69E.png" manifest:media-type="image/png"/>
  <manifest:file-entry manifest:full-path="Pictures/10000000000001F50000014EC95F8CFE.jpg" manifest:media-type="image/jpeg"/>
  <manifest:file-entry manifest:full-path="Pictures/10000000000001F40000014D3999EEC1.jpg" manifest:media-type="image/jpeg"/>
  <manifest:file-entry manifest:full-path="Pictures/10000000000000400000002BF201DE1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polygon draw:style-name="gr1" draw:text-style-name="P1" draw:layer="layout" svg:width="5.079cm" svg:height="3.377cm" svg:x="3.954cm" svg:y="3.774cm" svg:viewBox="0 0 5080 3378" draw:points="0,3378 0,0 5080,0 5080,3378">
          <text:p/>
        </draw:polygon>
        <draw:line draw:style-name="gr2" draw:text-style-name="P1" draw:layer="layout" svg:x1="10.058cm" svg:y1="5.314cm" svg:x2="11.582cm" svg:y2="5.314cm">
          <text:p/>
        </draw:line>
        <draw:custom-shape draw:style-name="gr3" draw:text-style-name="P3" draw:layer="layout" svg:width="3.302cm" svg:height="2.489cm" svg:x="12.644cm" svg:y="4.09cm">
          <text:p text:style-name="P1"><text:span text:style-name="T2">Deep </text:span></text:p>
          <text:p text:style-name="P1"><text:span text:style-name="T2">Convolutional </text:span></text:p>
          <text:p text:style-name="P1"><text:span text:style-name="T2">Neural </text:span></text:p>
          <text:p text:style-name="P1"><text:span text:style-name="T2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3.353cm" svg:x="3.962cm" svg:y="8.89cm">
          <draw:image xlink:href="Pictures/10000000000001F40000014D2BAFA69E.png" xlink:type="simple" xlink:show="embed" xlink:actuate="onLoad">
            <text:p/>
          </draw:image>
        </draw:frame>
        <draw:g>
          <dr3d:scene draw:style-name="gr13" svg:width="4.978cm" svg:height="1.881cm" svg:x="11.846cm" svg:y="9.96cm" dr3d:transform="matrix (1 0 0 0 0.939692620785931 0.342020143325607 0 -0.342020143325607 0.939692620785931 -20.32cm 15.0558292782679cm 4.93873931217799cm)" dr3d:vrp="(0 0 15798.7565714286)" dr3d:vpn="(0 0 14528.7565714286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14" draw:layer="layout" dr3d:transform="matrix (0.999949935303792 -0.000292440582527463 -0.0100020680086331 -0.00953056617655142 0.276722290791242 -0.96090267045504 0.00304880210869886 0.960949888525798 0.276705649649503 -0.151363095575247cm -11.9266121556272cm -14.6398622758642cm)" svg:viewBox="17780 -17526 5080 3378" svg:d="m17780-17526v3378h5080v-3378z"/>
          </dr3d:scene>
          <dr3d:scene draw:style-name="gr7" xml:id="id19" draw:id="id19" svg:width="0.857cm" svg:height="0.522cm" svg:x="12.093cm" svg:y="9.86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0" draw:id="id20" svg:width="0.856cm" svg:height="0.522cm" svg:x="13.941cm" svg:y="9.86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3" draw:id="id23" svg:width="0.855cm" svg:height="0.521cm" svg:x="15.634cm" svg:y="9.86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4" draw:id="id24" svg:width="0.856cm" svg:height="0.522cm" svg:x="15.788cm" svg:y="10.55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5" draw:id="id25" svg:width="0.856cm" svg:height="0.522cm" svg:x="15.943cm" svg:y="11.32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2" draw:id="id22" svg:width="0.858cm" svg:height="0.52cm" svg:x="13.943cm" svg:y="11.32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1" draw:id="id21" svg:width="0.858cm" svg:height="0.521cm" svg:x="13.943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7" draw:id="id27" svg:width="0.856cm" svg:height="0.522cm" svg:x="11.945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3d:scene draw:style-name="gr7" xml:id="id26" draw:id="id26" svg:width="0.857cm" svg:height="0.521cm" svg:x="11.792cm" svg:y="11.327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2112 -13975 842 767" svg:d="m12573-13208 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-461-4zm763-763z"/>
          </dr3d:scene>
          <draw:connector draw:style-name="gr9" draw:text-style-name="P1" draw:layer="layout" draw:type="curve" svg:x1="12.521cm" svg:y1="9.862cm" svg:x2="14.369cm" svg:y2="9.864cm" draw:start-shape="id19" draw:start-glue-point="0" draw:end-shape="id20" draw:end-glue-point="0" svg:d="m12521 9862c0-750 1848-751 1848 2" svg:viewBox="0 0 1849 566">
            <text:p/>
          </draw:connector>
          <draw:connector draw:style-name="gr9" draw:text-style-name="P1" draw:layer="layout" draw:type="curve" svg:x1="12.521cm" svg:y1="9.862cm" svg:x2="14.372cm" svg:y2="10.558cm" draw:start-shape="id19" draw:start-glue-point="0" draw:end-shape="id21" svg:d="m12521 9862c0-750 1851-1098 1851 696" svg:viewBox="0 0 1852 1308">
            <text:p/>
          </draw:connector>
          <draw:connector draw:style-name="gr9" draw:text-style-name="P1" draw:layer="layout" draw:type="curve" svg:x1="12.521cm" svg:y1="9.862cm" svg:x2="14.372cm" svg:y2="11.325cm" draw:start-shape="id19" draw:start-glue-point="0" draw:end-shape="id22" svg:d="m12521 9862c0-750 1851-1481 1851 1463" svg:viewBox="0 0 1852 2132">
            <text:p/>
          </draw:connector>
          <draw:connector draw:style-name="gr9" draw:text-style-name="P1" draw:layer="layout" draw:type="curve" svg:x1="12.521cm" svg:y1="9.862cm" svg:x2="16.061cm" svg:y2="9.865cm" draw:start-shape="id19" draw:start-glue-point="0" draw:end-shape="id23" draw:end-glue-point="0" svg:d="m12521 9862c0-750 3540-751 3540 3" svg:viewBox="0 0 3541 567">
            <text:p/>
          </draw:connector>
          <draw:connector draw:style-name="gr9" draw:text-style-name="P1" draw:layer="layout" draw:type="curve" svg:x1="12.521cm" svg:y1="9.862cm" svg:x2="16.216cm" svg:y2="10.556cm" draw:start-shape="id19" draw:start-glue-point="0" draw:end-shape="id24" draw:end-glue-point="0" svg:d="m12521 9862c0-750 3695-1097 3695 694" svg:viewBox="0 0 3696 1305">
            <text:p/>
          </draw:connector>
          <draw:connector draw:style-name="gr9" draw:text-style-name="P1" draw:layer="layout" draw:type="curve" svg:x1="12.521cm" svg:y1="9.862cm" svg:x2="16.371cm" svg:y2="11.323cm" draw:start-shape="id19" draw:start-glue-point="0" draw:end-shape="id25" svg:d="m12521 9862c0-750 3850-1480 3850 1461" svg:viewBox="0 0 3851 2130">
            <text:p/>
          </draw:connector>
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<text:p/>
          </draw:connector>
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<text:p/>
          </draw:connector>
          <draw:connector draw:style-name="gr9" draw:text-style-name="P1" draw:layer="layout" draw:type="curve" svg:x1="12.373cm" svg:y1="10.558cm" svg:x2="12.22cm" svg:y2="11.327cm" draw:start-shape="id27" draw:start-glue-point="0" draw:end-shape="id26" draw:end-glue-point="0" svg:d="m12373 10558c0-750-153-1134-153 769" svg:viewBox="0 0 154 1386">
            <text:p/>
          </draw:connector>
          <draw:connector draw:style-name="gr9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<text:p/>
          </draw:connector>
          <draw:connector draw:style-name="gr9" draw:text-style-name="P1" draw:layer="layout" draw:type="curve" svg:x1="12.373cm" svg:y1="10.558cm" svg:x2="14.372cm" svg:y2="10.558cm" draw:start-shape="id27" draw:start-glue-point="0" draw:end-shape="id21" draw:end-glue-point="0" svg:d="m12373 10558c0-750 1999-750 1999 0" svg:viewBox="0 0 2000 563">
            <text:p/>
          </draw:connector>
          <draw:connector draw:style-name="gr9" draw:text-style-name="P1" draw:layer="layout" draw:type="curve" svg:x1="12.373cm" svg:y1="10.558cm" svg:x2="14.372cm" svg:y2="11.325cm" draw:start-shape="id27" draw:start-glue-point="0" draw:end-shape="id22" draw:end-glue-point="0" svg:d="m12373 10558c0-750 1999-1133 1999 767" svg:viewBox="0 0 2000 1384">
            <text:p/>
          </draw:connector>
          <draw:connector draw:style-name="gr10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<text:p/>
          </draw:connector>
          <draw:connector draw:style-name="gr10" draw:text-style-name="P1" draw:layer="layout" draw:type="curve" svg:x1="12.373cm" svg:y1="10.558cm" svg:x2="16.061cm" svg:y2="9.865cm" draw:start-shape="id27" draw:start-glue-point="0" draw:end-shape="id23" draw:end-glue-point="0" svg:d="m12373 10558c0-1789 3688-1443 3688-693" svg:viewBox="0 0 3689 1304">
            <text:p/>
          </draw:connector>
          <draw:connector draw:style-name="gr10" draw:text-style-name="P1" draw:layer="layout" draw:type="curve" svg:x1="12.373cm" svg:y1="10.558cm" svg:x2="16.216cm" svg:y2="10.556cm" draw:start-shape="id27" draw:start-glue-point="0" draw:end-shape="id24" draw:end-glue-point="0" svg:d="m12373 10558c0-753 3843-752 3843-2" svg:viewBox="0 0 3844 566">
            <text:p/>
          </draw:connector>
          <draw:connector draw:style-name="gr10" draw:text-style-name="P1" draw:layer="layout" draw:type="curve" svg:x1="12.373cm" svg:y1="10.558cm" svg:x2="16.371cm" svg:y2="11.323cm" draw:start-shape="id27" draw:start-glue-point="0" draw:end-shape="id25" draw:end-glue-point="0" svg:d="m12373 10558c0-750 3998-1132 3998 765" svg:viewBox="0 0 3999 1381">
            <text:p/>
          </draw:connector>
          <draw:connector draw:style-name="gr10" draw:text-style-name="P1" draw:layer="layout" draw:type="curve" svg:x1="12.22cm" svg:y1="11.327cm" svg:x2="14.369cm" svg:y2="9.864cm" draw:start-shape="id26" draw:start-glue-point="0" draw:end-shape="id20" draw:end-glue-point="0" svg:d="m12220 11327c0-2944 2149-2213 2149-1463" svg:viewBox="0 0 2150 2132">
            <text:p/>
          </draw:connector>
          <draw:connector draw:style-name="gr10" draw:text-style-name="P1" draw:layer="layout" draw:type="curve" svg:x1="12.22cm" svg:y1="11.327cm" svg:x2="14.372cm" svg:y2="10.558cm" draw:start-shape="id26" draw:start-glue-point="0" draw:end-shape="id21" draw:end-glue-point="0" svg:d="m12220 11327c0-1903 2152-1519 2152-769" svg:viewBox="0 0 2153 1386">
            <text:p/>
          </draw:connector>
          <draw:connector draw:style-name="gr10" draw:text-style-name="P1" draw:layer="layout" draw:type="curve" svg:x1="12.22cm" svg:y1="11.327cm" svg:x2="14.372cm" svg:y2="11.325cm" draw:start-shape="id26" draw:start-glue-point="0" draw:end-shape="id22" draw:end-glue-point="0" svg:d="m12220 11327c0-753 2152-752 2152-2" svg:viewBox="0 0 2153 566">
            <text:p/>
          </draw:connector>
          <draw:connector draw:style-name="gr10" draw:text-style-name="P1" draw:layer="layout" draw:type="curve" svg:x1="12.22cm" svg:y1="11.327cm" svg:x2="16.061cm" svg:y2="9.865cm" draw:start-shape="id26" draw:start-glue-point="0" draw:end-shape="id23" draw:end-glue-point="0" svg:d="m12220 11327c0-2943 3841-2212 3841-1462" svg:viewBox="0 0 3842 2131">
            <text:p/>
          </draw:connector>
          <draw:connector draw:style-name="gr10" draw:text-style-name="P1" draw:layer="layout" draw:type="curve" svg:x1="12.22cm" svg:y1="11.327cm" svg:x2="16.216cm" svg:y2="10.556cm" draw:start-shape="id26" draw:start-glue-point="0" draw:end-shape="id24" draw:end-glue-point="0" svg:d="m12220 11327c0-1906 3996-1521 3996-771" svg:viewBox="0 0 3997 1388">
            <text:p/>
          </draw:connector>
          <draw:connector draw:style-name="gr10" draw:text-style-name="P1" draw:layer="layout" draw:type="curve" svg:x1="12.22cm" svg:y1="11.327cm" svg:x2="16.371cm" svg:y2="11.323cm" draw:start-shape="id26" draw:start-glue-point="0" draw:end-shape="id25" draw:end-glue-point="0" svg:d="m12220 11327c0-756 4151-754 4151-4" svg:viewBox="0 0 4152 568">
            <text:p/>
          </draw:connector>
          <draw:connector draw:style-name="gr10" draw:text-style-name="P1" draw:layer="layout" draw:type="curve" svg:x1="14.369cm" svg:y1="9.864cm" svg:x2="14.372cm" svg:y2="11.325cm" draw:start-shape="id20" draw:start-glue-point="0" draw:end-shape="id22" draw:end-glue-point="0" svg:d="m14369 9864c0-750 3-1480 3 1461" svg:viewBox="0 0 4 2130">
            <text:p/>
          </draw:connector>
          <draw:connector draw:style-name="gr10" draw:text-style-name="P1" draw:layer="layout" draw:type="curve" svg:x1="14.369cm" svg:y1="9.864cm" svg:x2="16.061cm" svg:y2="9.865cm" draw:start-shape="id20" draw:start-glue-point="0" draw:end-shape="id23" draw:end-glue-point="0" svg:d="m14369 9864c0-750 1692-750 1692 1" svg:viewBox="0 0 1693 564">
            <text:p/>
          </draw:connector>
          <draw:connector draw:style-name="gr10" draw:text-style-name="P1" draw:layer="layout" draw:type="curve" svg:x1="14.369cm" svg:y1="9.864cm" svg:x2="16.216cm" svg:y2="10.556cm" draw:start-shape="id20" draw:start-glue-point="0" draw:end-shape="id24" draw:end-glue-point="0" svg:d="m14369 9864c0-750 1847-1096 1847 692" svg:viewBox="0 0 1848 1303">
            <text:p/>
          </draw:connector>
          <draw:connector draw:style-name="gr10" draw:text-style-name="P1" draw:layer="layout" draw:type="curve" svg:x1="14.369cm" svg:y1="9.864cm" svg:x2="16.371cm" svg:y2="11.323cm" draw:start-shape="id20" draw:start-glue-point="0" draw:end-shape="id25" draw:end-glue-point="0" svg:d="m14369 9864c0-750 2002-1479 2002 1459" svg:viewBox="0 0 2003 2128">
            <text:p/>
          </draw:connector>
          <draw:connector draw:style-name="gr10" draw:text-style-name="P1" draw:layer="layout" draw:type="curve" svg:x1="14.372cm" svg:y1="10.558cm" svg:x2="16.061cm" svg:y2="9.865cm" draw:start-shape="id21" draw:start-glue-point="0" draw:end-shape="id23" draw:end-glue-point="0" svg:d="m14372 10558c0-1789 1689-1443 1689-693" svg:viewBox="0 0 1690 1304">
            <text:p/>
          </draw:connector>
          <draw:connector draw:style-name="gr10" draw:text-style-name="P1" draw:layer="layout" draw:type="curve" svg:x1="14.372cm" svg:y1="10.558cm" svg:x2="16.216cm" svg:y2="10.556cm" draw:start-shape="id21" draw:start-glue-point="0" draw:end-shape="id24" draw:end-glue-point="0" svg:d="m14372 10558c0-753 1844-752 1844-2" svg:viewBox="0 0 1845 566">
            <text:p/>
          </draw:connector>
          <draw:connector draw:style-name="gr10" draw:text-style-name="P1" draw:layer="layout" draw:type="curve" svg:x1="14.372cm" svg:y1="10.558cm" svg:x2="16.371cm" svg:y2="11.323cm" draw:start-shape="id21" draw:start-glue-point="0" draw:end-shape="id25" draw:end-glue-point="0" svg:d="m14372 10558c0-750 1999-1132 1999 765" svg:viewBox="0 0 2000 1381">
            <text:p/>
          </draw:connector>
          <draw:connector draw:style-name="gr10" draw:text-style-name="P1" draw:layer="layout" draw:type="curve" svg:x1="14.372cm" svg:y1="11.325cm" svg:x2="16.061cm" svg:y2="9.865cm" draw:start-shape="id22" draw:start-glue-point="0" draw:end-shape="id23" draw:end-glue-point="0" svg:d="m14372 11325c0-2940 1689-2210 1689-1460" svg:viewBox="0 0 1690 2129">
            <text:p/>
          </draw:connector>
          <draw:connector draw:style-name="gr10" draw:text-style-name="P1" draw:layer="layout" draw:type="curve" svg:x1="14.372cm" svg:y1="11.325cm" svg:x2="16.216cm" svg:y2="10.556cm" draw:start-shape="id22" draw:start-glue-point="0" draw:end-shape="id24" draw:end-glue-point="0" svg:d="m14372 11325c0-1903 1844-1519 1844-769" svg:viewBox="0 0 1845 1386">
            <text:p/>
          </draw:connector>
          <draw:connector draw:style-name="gr10" draw:text-style-name="P1" draw:layer="layout" draw:type="curve" svg:x1="14.372cm" svg:y1="11.325cm" svg:x2="16.371cm" svg:y2="11.323cm" draw:start-shape="id22" draw:start-glue-point="0" draw:end-shape="id25" draw:end-glue-point="0" svg:d="m14372 11325c0-753 1999-752 1999-2" svg:viewBox="0 0 2000 566">
            <text:p/>
          </draw:connector>
          <draw:connector draw:style-name="gr10" draw:text-style-name="P1" draw:layer="layout" draw:type="curve" svg:x1="16.061cm" svg:y1="9.865cm" svg:x2="16.216cm" svg:y2="10.556cm" draw:start-shape="id23" draw:start-glue-point="0" draw:end-shape="id24" draw:end-glue-point="0" svg:d="m16061 9865c0-750 155-1095 155 691" svg:viewBox="0 0 156 1302">
            <text:p/>
          </draw:connector>
          <draw:connector draw:style-name="gr10" draw:text-style-name="P1" draw:layer="layout" draw:type="curve" svg:x1="16.061cm" svg:y1="9.865cm" svg:x2="16.371cm" svg:y2="11.323cm" draw:start-shape="id23" draw:start-glue-point="0" draw:end-shape="id25" draw:end-glue-point="0" svg:d="m16061 9865c0-750 310-1479 310 1458" svg:viewBox="0 0 311 2127">
            <text:p/>
          </draw:connector>
          <draw:connector draw:style-name="gr10" draw:text-style-name="P1" draw:layer="layout" draw:type="curve" svg:x1="12.521cm" svg:y1="9.862cm" svg:x2="12.373cm" svg:y2="10.558cm" draw:start-shape="id19" draw:start-glue-point="0" draw:end-shape="id27" draw:end-glue-point="0" svg:d="m12521 9862c0-750-148-1098-148 696" svg:viewBox="0 0 149 1308">
            <text:p/>
          </draw:connector>
        </draw:g>
        <draw:custom-shape draw:style-name="gr11" draw:text-style-name="P3" draw:layer="layout" svg:width="2.286cm" svg:height="0.908cm" svg:x="5.216cm" svg:y="2.9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916cm" svg:y1="5.306cm" svg:x2="18.44cm" svg:y2="5.306cm">
          <text:p/>
        </draw:line>
        <draw:custom-shape draw:style-name="gr11" draw:text-style-name="P3" draw:layer="layout" svg:width="4.726cm" svg:height="1.27cm" svg:x="18.896cm" svg:y="3.274cm">
          <text:p text:style-name="P1"><text:span text:style-name="T2">Aeroplane</text:span></text:p>
          <text:p text:style-name="P1"><text:span text:style-name="T2">Coarse Score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416cm" svg:height="1.024cm" svg:x="18.702cm" svg:y="7.96cm">
          <text:p text:style-name="P1"><text:span text:style-name="T2">Bi-linear Interpol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cm" svg:height="1.024cm" svg:x="12.794cm" svg:y="8.073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5.185cm" svg:y="8.115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204cm" svg:y1="6.55cm" svg:x2="21.204cm" svg:y2="8.074cm">
          <text:p/>
        </draw:line>
        <draw:line draw:style-name="gr2" draw:text-style-name="P1" draw:layer="layout" svg:x1="18.38cm" svg:y1="10.53cm" svg:x2="16.856cm" svg:y2="10.53cm">
          <text:p/>
        </draw:line>
        <draw:line draw:style-name="gr2" draw:text-style-name="P1" draw:layer="layout" svg:x1="11.58cm" svg:y1="10.48cm" svg:x2="10.056cm" svg:y2="10.48cm">
          <text:p/>
        </draw:line>
        <draw:frame draw:style-name="gr4" draw:text-style-name="P1" draw:layer="layout" svg:width="1.692cm" svg:height="1.137cm" svg:x="20.32cm" svg:y="4.826cm">
          <draw:image xlink:href="Pictures/10000000000000400000002BF201DE14.jpg" xlink:type="simple" xlink:show="embed" xlink:actuate="onLoad">
            <text:p/>
          </draw:image>
        </draw:frame>
        <draw:frame draw:style-name="gr4" draw:text-style-name="P1" draw:layer="layout" svg:width="5.08cm" svg:height="3.378cm" svg:x="18.95cm" svg:y="8.89cm">
          <draw:image xlink:href="Pictures/10000000000001F50000014EC95F8CFE.jp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fill-image draw:name="Bitmape_20_3" draw:display-name="Bitmape 3" xlink:href="Pictures/10000000000001F50000014EC95F8CFE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4-12-17T19:48:01</meta:creation-date>
    <dc:date>2014-12-20T13:51:55</dc:date>
    <dc:creator>lcchen </dc:creator>
    <meta:editing-duration>PT1H27M59S</meta:editing-duration>
    <meta:editing-cycles>34</meta:editing-cycles>
    <meta:generator>LibreOffice/3.5$Linux_X86_64 LibreOffice_project/350m1$Build-2</meta:generator>
    <meta:document-statistic meta:object-count="241"/>
  </office:meta>
</office:document-meta>
</file>